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style:text-properties style:font-name="Times New Roman" fo:font-size="12pt" style:font-size-asian="12pt" style:font-size-complex="12pt"/>
    </style:style>
    <style:style style:name="P4" style:family="paragraph" style:parent-style-name="Standard">
      <style:paragraph-properties fo:margin-left="0.25in" fo:margin-right="0in" fo:margin-top="0in" fo:margin-bottom="0in" fo:line-height="100%" fo:text-indent="-0.25in" style:auto-text-indent="false"/>
    </style:style>
    <style:style style:name="P5" style:family="paragraph" style:parent-style-name="No_20_Spacing">
      <style:text-properties style:font-name="Times New Roman" fo:font-size="12pt" style:font-size-asian="12pt" style:font-name-complex="Times New Roman1" style:font-size-complex="12pt"/>
    </style:style>
    <style:style style:name="P6"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font-weight="bold" style:font-weight-asian="bold" style:font-weight-complex="bold"/>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style:font-size-asian="12pt" style:font-size-complex="12pt"/>
    </style:style>
    <style:style style:name="T7" style:family="text">
      <style:text-properties style:font-name="Times New Roman" fo:font-size="12pt" style:font-name-asian="Georgia" style:font-size-asian="12pt" style:font-name-complex="Georgia" style:font-size-complex="12pt"/>
    </style:style>
    <style:style style:name="T8" style:family="text">
      <style:text-properties style:font-name="Times New Roman" fo:font-size="12pt" fo:font-weight="bold" style:font-size-asian="12pt" style:font-weight-asian="bold" style:font-size-complex="12pt" style:font-weight-complex="bold"/>
    </style:style>
    <style:style style:name="T9" style:family="text">
      <style:text-properties style:font-name-asian="Georgia" style:font-name-complex="Georgia"/>
    </style:style>
    <style:style style:name="T10" style:family="text">
      <style:text-properties fo:color="#808080" style:font-name="Times New Roman" fo:font-size="12pt" fo:font-style="italic" style:font-name-asian="Georgia" style:font-size-asian="12pt" style:font-style-asian="italic" style:font-name-complex="Georgia" style:font-size-complex="12pt" style:font-style-complex="italic"/>
    </style:style>
    <style:style style:name="T11" style:family="text">
      <style:text-properties style:use-window-font-color="true" style:font-name="Georgia" fo:font-size="11pt" fo:font-style="normal" fo:font-weight="normal" style:font-name-asian="Georgia" style:font-size-asian="11pt" style:font-style-asian="normal" style:font-weight-asian="normal" style:font-name-complex="Georgia" style:font-size-complex="11pt" style:font-style-complex="normal" style:font-weight-complex="normal"/>
    </style:style>
    <style:style style:name="T12" style:family="text">
      <style:text-properties style:use-window-font-color="true" style:font-name="Times New Roman" fo:font-size="12pt" fo:font-style="normal" style:font-name-asian="Georgia" style:font-size-asian="12pt" style:font-style-asian="normal" style:font-name-complex="Georgia" style:font-size-complex="12pt" style:font-style-complex="normal"/>
    </style:style>
    <style:style style:name="T13" style:family="text">
      <style:text-properties style:use-window-font-color="true" style:text-position="super 58%" style:font-name="Times New Roman" fo:font-size="12pt" fo:font-style="normal" style:font-name-asian="Georgia" style:font-size-asian="12pt" style:font-style-asian="normal" style:font-name-complex="Georgia" style:font-size-complex="12pt" style:font-style-complex="normal"/>
    </style:style>
    <style:style style:name="T14" style:family="text">
      <style:text-properties fo:color="#000000" style:font-name="Times New Roman" fo:font-size="12pt" style:font-size-asian="12pt" style:font-name-complex="Times New Roman1" style:font-size-complex="12pt"/>
    </style:style>
    <style:style style:name="T15" style:family="text">
      <style:text-properties fo:color="#000000" style:font-name="Times New Roman" fo:font-size="12pt" style:font-name-asian="Georgia" style:font-size-asian="12pt" style:font-name-complex="Georgia" style:font-size-complex="12pt"/>
    </style:style>
    <style:style style:name="T16" style:family="text">
      <style:text-properties fo:color="#000000" style:font-name="Times New Roman" fo:font-size="12pt" fo:font-style="italic" style:font-name-asian="Georgia" style:font-size-asian="12pt" style:font-style-asian="italic" style:font-name-complex="Georgia" style:font-size-complex="12pt" style:font-style-complex="italic"/>
    </style:style>
    <style:style style:name="T17" style:family="text">
      <style:text-properties fo:color="#000000" style:font-name="Times New Roman" fo:font-size="12pt" fo:font-style="italic" fo:font-weight="normal" style:font-name-asian="Georgia" style:font-size-asian="12pt" style:font-style-asian="italic" style:font-weight-asian="normal" style:font-name-complex="Georgia" style:font-size-complex="12pt" style:font-style-complex="italic" style:font-weight-complex="normal"/>
    </style:style>
    <style:style style:name="T18" style:family="text">
      <style:text-properties fo:color="#000000" style:font-name="Times New Roman" fo:font-size="12pt" fo:font-style="normal" style:font-name-asian="Georgia" style:font-size-asian="12pt" style:font-style-asian="normal" style:font-name-complex="Georgia" style:font-size-complex="12pt" style:font-style-complex="normal"/>
    </style:style>
    <style:style style:name="T19"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20" style:family="text">
      <style:text-properties fo:color="#000000" style:font-name-asian="Georgia" style:font-name-complex="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You Are What You Eat</text:span></text:p>
      <text:p text:style-name="P5"/>
      <text:p text:style-name="No_20_Spacing"><text:span text:style-name="T3">Read:</text:span><text:span text:style-name="T2"> Psalm 119:28, 50, 89, 103, 105, 114, 130, 140, 160</text:span></text:p>
      <text:p text:style-name="P5"/>
      <text:p text:style-name="P4"><text:span text:style-name="T3">Text:</text:span><text:span text:style-name="T14"> </text:span><text:span text:style-name="T15">Jeremiah 15:16 <text:s/>“Thy words were found, and I did eat them; and</text:span></text:p>
      <text:p text:style-name="P4"><text:span text:style-name="T15">thy word was unto me the joy and rejoicing of mine heart: for I am</text:span></text:p>
      <text:p text:style-name="P4"><text:span text:style-name="T15">called by thy name, O LORD God of hosts.”</text:span></text:p>
      <text:p text:style-name="P4"><text:span text:style-name="T2"/></text:p>
      <text:h text:style-name="P1" text:outline-level="3"><text:span text:style-name="T3">Introduction:</text:span><text:span text:style-name="T2"> </text:span><text:span text:style-name="T2">In my study of Psalm 119 I have discovered several words that describe the effect that the Word of God has on the one who follows it and I would like to speak to that this morning. </text:span></text:h>
      <text:p text:style-name="P3"/>
      <text:p text:style-name="P3"><text:span text:style-name="T4">Strengthening:</text:span> (28) “...<text:span text:style-name="T9">strengthen thou me according unto thy word.”</text:span></text:p>
      <text:p text:style-name="P3"><text:span text:style-name="T9">Do you want to become stronger in your spiritual life? Would you believe me if I said: “There is a <text:s/>magic pill for that.” Get into the Word! Take one large dose daily (the larger the better).</text:span></text:p>
      <text:p text:style-name="P3"/>
      <text:p text:style-name="P1"><text:span text:style-name="T8">Quickening:</text:span><text:span text:style-name="T6"> (50) “...</text:span><text:span text:style-name="T12">in my affliction...thy word hath quickened me.” The word: “quickened” actually means: “to give life to.” It refers to re-energizing as well as bringing the dead to life. David is rendering praise for the fact that when he is afflicted it id the word of God that provides what he needs to bring him to good health.</text:span></text:p>
      <text:p text:style-name="P3"/>
      <text:p text:style-name="P3"><text:span text:style-name="T4">Everlasting:</text:span> (89) “<text:span text:style-name="T9">For ever, O LORD, thy word is settled in heaven.” Do you remember how the Lord's prayer begins? “</text:span><text:span text:style-name="T20">Our Father which art in heaven, Hallowed be thy name. Thy kingdom come. Thy will be done, </text:span><text:span text:style-name="T9">as in heaven, so in earth.” (Luke 11:2) God's word will never expire. It was birthed in heaven and is as eternal as God is.</text:span></text:p>
      <text:p text:style-name="P3"/>
      <text:p text:style-name="P1"><text:span text:style-name="T8">Sweetening:</text:span><text:span text:style-name="T6"> (103) “</text:span><text:span text:style-name="T7">How sweet are thy words ...</text:span><text:span text:style-name="T10"> </text:span><text:span text:style-name="T18">sweeter</text:span><text:span text:style-name="T12"> than honey to my mouth!” One of the most healthy things that man can ingest is honey. It is one of those rare “healthy” foods that also taste wonderful as well as being good for the body. So God's Word is sweet as well as incredibly beneficial for the one who partakes of it. </text:span><text:span text:style-name="T19">Psalm 34:8 says: “O taste and see that the LORD </text:span><text:span text:style-name="T17">is</text:span><text:span text:style-name="T19"> good...”</text:span></text:p>
      <text:p text:style-name="P1"><text:span text:style-name="T12"/></text:p>
      <text:p text:style-name="P1"><text:span text:style-name="T8">Guiding:</text:span><text:span text:style-name="T6"> (105) “</text:span><text:span text:style-name="T7">Thy word </text:span><text:span text:style-name="T16">is</text:span><text:span text:style-name="T12"> a lamp unto my feet, and a light unto my path.” Have you ever tried to walk through a dark woods on a moon-less night? Isn't it helpful to have a flashlight? How about a flood light? That is what God provides in His Word for us.</text:span></text:p>
      <text:p text:style-name="P1"><text:span text:style-name="T12"/></text:p>
      <text:p text:style-name="P1"><text:span text:style-name="T8">Protecting:</text:span><text:span text:style-name="T6"> (114) “</text:span><text:span text:style-name="T7">Thou </text:span><text:span text:style-name="T16">art</text:span><text:span text:style-name="T12"> my hiding place and my shield: I hope in thy word.” The psalmist declares that his hope for protection comes from the Word of God. (Norman Williams Terror at Tenerife) </text:span><text:span text:style-name="T19">Isaiah 43:2 <text:s/>“When thou passest through the waters, I </text:span><text:span text:style-name="T17">will be</text:span><text:span text:style-name="T19"> with thee; and through the rivers, they shall not overflow thee: when thou walkest through the fire, thou shalt not be burned; neither shall the flame kindle upon thee.”</text:span></text:p>
      <text:p text:style-name="P1"><text:span text:style-name="T12"/></text:p>
      <text:p text:style-name="P1"><text:span text:style-name="T8">Enlightening:</text:span><text:span text:style-name="T6"> (130) “...</text:span><text:span text:style-name="T7">thy word giveth light; it giveth understanding unto the simple.” You want to be smarter? Get your training from the Word of God. It was where Jesus got His training? In Matthew 13 we read: “And when he was come into his own country, he taught them in their synagogue, insomuch that they were astonished, and said, Whence hath this </text:span><text:span text:style-name="T16">man</text:span><text:span text:style-name="T18"> this wisdom, and </text:span><text:span text:style-name="T16">these</text:span><text:span text:style-name="T18"> </text:span><text:span text:style-name="T12">mighty works? </text:span><text:span text:style-name="T11">Is not this the carpenter's son?” He got every bit of His learning from the Author of the Word.</text:span></text:p>
      <text:p text:style-name="P3"/>
      <text:p text:style-name="P1"><text:span text:style-name="T8">Purifying:</text:span><text:span text:style-name="T6"> (140) “</text:span><text:span text:style-name="T7">Thy word </text:span><text:span text:style-name="T10">is</text:span><text:span text:style-name="T12"> very pure...” Nothing impure can be found in the correct application of the Word. An impure man is a man who ignores the Word of God. </text:span></text:p>
      <text:p text:style-name="P3"/>
      <text:p text:style-name="P1"><text:span text:style-name="T8">Truth Telling:</text:span><text:span text:style-name="T6"> (160) “</text:span><text:span text:style-name="T7">Thy word </text:span><text:span text:style-name="T16">is</text:span><text:span text:style-name="T18"> true </text:span><text:span text:style-name="T16">from</text:span><text:span text:style-name="T12"> the beginning...” From the 1</text:span><text:span text:style-name="T13">st</text:span><text:span text:style-name="T12"> verse of Genesis to the last word of Revelation; you can take it to the bank. There is no falsehood between the pages of this book. <text:s/></text:span></text:p>
      <text:p text:style-name="P3"/>
      <text:p text:style-name="P3"><text:span text:style-name="T4">Conclude:</text:span> Word keeps us rejoicing. (text). Let's be real: there is little to rejoice about in our daily routine. Things that cause us great joy one day become routine later on. If we were only happy when something great happened we would be long spells between happiness. Our joy must come from the Word of God for it to have any permanency. Great joy comes from a Great savior who is revealed in a great Word! </text:p>
      <text:p text:style-name="P3">Altar call for lo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1</meta:editing-cycles>
    <meta:creation-date>2014-03-28T17:34:00</meta:creation-date>
    <dc:date>2016-08-20T17:47:58.52</dc:date>
    <meta:editing-duration>PT7H18M</meta:editing-duration>
    <meta:generator>OpenOffice/4.1.2$Win32 OpenOffice.org_project/412m3$Build-9782</meta:generator>
    <meta:printed-by>Joel  Tice</meta:printed-by>
    <meta:print-date>2016-08-20T17:47:42.30</meta:print-date>
    <meta:document-statistic meta:table-count="0" meta:image-count="0" meta:object-count="0" meta:page-count="1" meta:paragraph-count="18" meta:word-count="697" meta:character-count="37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